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92cm" style:rel-column-width="9609*"/>
    </style:style>
    <style:style style:name="Table1.B" style:family="table-column">
      <style:table-column-properties style:column-width="14.508cm" style:rel-column-width="5592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38452" officeooo:paragraph-rsid="00038452"/>
    </style:style>
    <style:style style:name="P2" style:family="paragraph" style:parent-style-name="Table_20_Contents">
      <style:paragraph-properties fo:text-align="center" style:justify-single-word="false"/>
      <style:text-properties officeooo:rsid="00038452" officeooo:paragraph-rsid="00038452"/>
    </style:style>
    <style:style style:name="P3" style:family="paragraph" style:parent-style-name="Table_20_Contents" style:list-style-name="L1">
      <style:text-properties officeooo:rsid="00038452" officeooo:paragraph-rsid="00038452"/>
    </style:style>
    <style:style style:name="T1" style:family="text">
      <style:text-properties officeooo:rsid="00038452"/>
    </style:style>
    <style:style style:name="T2" style:family="text">
      <style:text-properties officeooo:rsid="000415f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UC</text:p>
          </table:table-cell>
          <table:table-cell table:style-name="Table1.B1" office:value-type="string">
            <text:p text:style-name="P2">Consultazione voli personali</text:p>
          </table:table-cell>
        </table:table-row>
        <table:table-row>
          <table:table-cell table:style-name="Table1.A2" office:value-type="string">
            <text:p text:style-name="P1">Scop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Level</text:p>
          </table:table-cell>
          <table:table-cell table:style-name="Table1.B2" office:value-type="string">
            <text:p text:style-name="Table_20_Contents"><text:s/><text:span text:style-name="T1">User Goal</text:span></text:p>
          </table:table-cell>
        </table:table-row>
        <table:table-row>
          <table:table-cell table:style-name="Table1.A2" office:value-type="string">
            <text:p text:style-name="P1">Actor</text:p>
          </table:table-cell>
          <table:table-cell table:style-name="Table1.B2" office:value-type="string">
            <text:p text:style-name="P1">Pilota</text:p>
          </table:table-cell>
        </table:table-row>
        <table:table-row>
          <table:table-cell table:style-name="Table1.A2" office:value-type="string">
            <text:p text:style-name="P1">Basic Course</text:p>
          </table:table-cell>
          <table:table-cell table:style-name="Table1.B2" office:value-type="string">
            <text:list text:style-name="L1">
              <text:list-item>
                <text:p text:style-name="P3">L’utente accede al sistema tramite le credenziali che gli sono state fornite dalla compagnia.</text:p>
              </text:list-item>
              <text:list-item>
                <text:p text:style-name="P3">Entra nel men<text:span text:style-name="T2">ù</text:span> della sua area personale.</text:p>
              </text:list-item>
              <text:list-item>
                <text:p text:style-name="P3">Seleziona l’opzione Personal scheduling view.</text:p>
              </text:list-item>
              <text:list-item>
                <text:p text:style-name="P3">Consulta i propri voli.</text:p>
              </text:list-item>
            </text:list>
          </table:table-cell>
        </table:table-row>
        <table:table-row>
          <table:table-cell table:style-name="Table1.A2" office:value-type="string">
            <text:p text:style-name="P1">Alternative Course </text:p>
          </table:table-cell>
          <table:table-cell table:style-name="Table1.B2" office:value-type="string">
            <text:p text:style-name="P1">1a. L’utente non ha le credenziali.</text:p>
            <text:p text:style-name="P1"><text:s text:c="5"/>1a.1 L’utente chiede all’ufficio amministrativo le credenziali</text:p>
            <text:p text:style-name="P1">1b. L’utente inserisce le credenziali fornite, ma non riesce comunque ad accedere.</text:p>
            <text:p text:style-name="P1"><text:s text:c="5"/>1b.1 L’utente chiede all’ufficio amministrativo di effettuare il reset delle </text:p>
            <text:p text:style-name="P1"><text:s text:c="13"/>credenziali.</text:p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7:08:07.865722328</meta:creation-date>
    <dc:date>2024-11-21T11:51:34.688377900</dc:date>
    <meta:editing-duration>PT15M45S</meta:editing-duration>
    <meta:editing-cycles>3</meta:editing-cycles>
    <meta:generator>LibreOffice/24.8.2.1$Linux_X86_64 LibreOffice_project/480$Build-1</meta:generator>
    <meta:document-statistic meta:table-count="1" meta:image-count="0" meta:object-count="0" meta:page-count="1" meta:paragraph-count="18" meta:word-count="84" meta:character-count="592" meta:non-whitespace-character-count="504"/>
  </office:meta>
</office:document-meta>
</file>